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Ones</text:p>
          </table:table-cell>
          <table:table-cell table:style-name="ce1" office:value-type="string" calcext:value-type="string">
            <text:p>tsnr_demean</text:p>
          </table:table-cell>
          <table:table-cell table:style-name="ce1" office:value-type="string" calcext:value-type="string">
            <text:p>fd_mean_demean</text:p>
          </table:table-cell>
          <table:table-cell table:style-name="ce1" office:value-type="string" calcext:value-type="string">
            <text:p>Composite_Reward</text:p>
          </table:table-cell>
          <table:table-cell table:style-name="ce3" office:value-type="string" calcext:value-type="string">
            <text:p>Composite_Reward_Squared_demean</text:p>
          </table:table-cell>
          <table:table-cell table:style-name="ce5" office:value-type="string" calcext:value-type="string">
            <text:p>comp-SU</text:p>
          </table:table-cell>
          <table:table-cell table:style-name="ce7" office:value-type="string" calcext:value-type="string">
            <text:p>com RS xSU demeaned</text:p>
          </table:table-cell>
          <table:table-cell table:style-name="ce9" office:value-type="string" calcext:value-type="string">
            <text:p>SU x rs 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-0.42737463492449" calcext:value-type="float">
            <text:p>-0.42737463492449</text:p>
          </table:table-cell>
          <table:table-cell office:value-type="float" office:value="0.0485712026734694" calcext:value-type="float">
            <text:p>0.0485712026734694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-8.02873802582258" calcext:value-type="float">
            <text:p>-8.02873802582258</text:p>
          </table:table-cell>
          <table:table-cell office:value-type="float" office:value="0.491867511693115" calcext:value-type="float">
            <text:p>0.491867511693115</text:p>
          </table:table-cell>
          <table:table-cell office:value-type="float" office:value="-0.329041970752585" calcext:value-type="float">
            <text:p>-0.329041970752585</text:p>
          </table:table-cell>
          <table:table-cell office:value-type="float" office:value="-0.63044679954115" calcext:value-type="float">
            <text:p>-0.6304467995411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-0.16236682272449" calcext:value-type="float">
            <text:p>-0.16236682272449</text:p>
          </table:table-cell>
          <table:table-cell office:value-type="float" office:value="0.124435317573469" calcext:value-type="float">
            <text:p>0.124435317573469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-8.02873802582258" calcext:value-type="float">
            <text:p>-8.02873802582258</text:p>
          </table:table-cell>
          <table:table-cell office:value-type="float" office:value="0.00638414210808214" calcext:value-type="float">
            <text:p>0.00638414210808214</text:p>
          </table:table-cell>
          <table:table-cell office:value-type="float" office:value="-0.556921919741478" calcext:value-type="float">
            <text:p>-0.556921919741478</text:p>
          </table:table-cell>
          <table:table-cell office:value-type="float" office:value="3.26737199075068" calcext:value-type="float">
            <text:p>3.2673719907506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-0.12438363542449" calcext:value-type="float">
            <text:p>-0.12438363542449</text:p>
          </table:table-cell>
          <table:table-cell office:value-type="float" office:value="-0.456402109126531" calcext:value-type="float">
            <text:p>-0.456402109126531</text:p>
          </table:table-cell>
          <table:table-cell office:value-type="float" office:value="2.46938775510204" calcext:value-type="float">
            <text:p>2.46938775510204</text:p>
          </table:table-cell>
          <table:table-cell office:value-type="float" office:value="-2.15118700541441" calcext:value-type="float">
            <text:p>-2.15118700541441</text:p>
          </table:table-cell>
          <table:table-cell office:value-type="float" office:value="-0.28490587958468" calcext:value-type="float">
            <text:p>-0.28490587958468</text:p>
          </table:table-cell>
          <table:table-cell office:value-type="float" office:value="-1.26346164827683" calcext:value-type="float">
            <text:p>-1.26346164827683</text:p>
          </table:table-cell>
          <table:table-cell office:value-type="float" office:value="3.93151442118482" calcext:value-type="float">
            <text:p>3.9315144211848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1.31249918507551" calcext:value-type="float">
            <text:p>1.31249918507551</text:p>
          </table:table-cell>
          <table:table-cell office:value-type="float" office:value="-0.852310549426531" calcext:value-type="float">
            <text:p>-0.852310549426531</text:p>
          </table:table-cell>
          <table:table-cell office:value-type="float" office:value="-0.530612244897959" calcext:value-type="float">
            <text:p>-0.530612244897959</text:p>
          </table:table-cell>
          <table:table-cell office:value-type="float" office:value="-7.96751353602666" calcext:value-type="float">
            <text:p>-7.96751353602666</text:p>
          </table:table-cell>
          <table:table-cell office:value-type="float" office:value="-1.15877594466297" calcext:value-type="float">
            <text:p>-1.15877594466297</text:p>
          </table:table-cell>
          <table:table-cell office:value-type="float" office:value="0.0549421474575288" calcext:value-type="float">
            <text:p>0.0549421474575288</text:p>
          </table:table-cell>
          <table:table-cell office:value-type="float" office:value="12.5511916195804" calcext:value-type="float">
            <text:p>12.551191619580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.19081208997551" calcext:value-type="float">
            <text:p>1.19081208997551</text:p>
          </table:table-cell>
          <table:table-cell office:value-type="float" office:value="0.0549717451734694" calcext:value-type="float">
            <text:p>0.0549717451734694</text:p>
          </table:table-cell>
          <table:table-cell office:value-type="float" office:value="1.46938775510204" calcext:value-type="float">
            <text:p>1.46938775510204</text:p>
          </table:table-cell>
          <table:table-cell office:value-type="float" office:value="-6.0899625156185" calcext:value-type="float">
            <text:p>-6.0899625156185</text:p>
          </table:table-cell>
          <table:table-cell office:value-type="float" office:value="-1.15877594466297" calcext:value-type="float">
            <text:p>-1.15877594466297</text:p>
          </table:table-cell>
          <table:table-cell office:value-type="float" office:value="-2.26260974186841" calcext:value-type="float">
            <text:p>-2.26260974186841</text:p>
          </table:table-cell>
          <table:table-cell office:value-type="float" office:value="10.375530662254" calcext:value-type="float">
            <text:p>10.37553066225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-0.52787693882449" calcext:value-type="float">
            <text:p>-0.52787693882449</text:p>
          </table:table-cell>
          <table:table-cell office:value-type="float" office:value="0.0743054953734694" calcext:value-type="float">
            <text:p>0.0743054953734694</text:p>
          </table:table-cell>
          <table:table-cell office:value-type="float" office:value="-1.53061224489796" calcext:value-type="float">
            <text:p>-1.53061224489796</text:p>
          </table:table-cell>
          <table:table-cell office:value-type="float" office:value="-5.90628904623074" calcext:value-type="float">
            <text:p>-5.90628904623074</text:p>
          </table:table-cell>
          <table:table-cell office:value-type="float" office:value="3.2660748372877" calcext:value-type="float">
            <text:p>3.2660748372877</text:p>
          </table:table-cell>
          <table:table-cell office:value-type="float" office:value="-5.55901269657951" calcext:value-type="float">
            <text:p>-5.55901269657951</text:p>
          </table:table-cell>
          <table:table-cell office:value-type="float" office:value="-15.9717534403861" calcext:value-type="float">
            <text:p>-15.971753440386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-0.0969085700244898" calcext:value-type="float">
            <text:p>-0.0969085700244898</text:p>
          </table:table-cell>
          <table:table-cell office:value-type="float" office:value="0.514405812773469" calcext:value-type="float">
            <text:p>0.514405812773469</text:p>
          </table:table-cell>
          <table:table-cell office:value-type="float" office:value="2.46938775510204" calcext:value-type="float">
            <text:p>2.46938775510204</text:p>
          </table:table-cell>
          <table:table-cell office:value-type="float" office:value="-2.15118700541441" calcext:value-type="float">
            <text:p>-2.15118700541441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-4.14069369928289" calcext:value-type="float">
            <text:p>-4.14069369928289</text:p>
          </table:table-cell>
          <table:table-cell office:value-type="float" office:value="6.43799165907423" calcext:value-type="float">
            <text:p>6.4379916590742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1.90331356567551" calcext:value-type="float">
            <text:p>1.90331356567551</text:p>
          </table:table-cell>
          <table:table-cell office:value-type="float" office:value="-1.04765708252653" calcext:value-type="float">
            <text:p>-1.04765708252653</text:p>
          </table:table-cell>
          <table:table-cell office:value-type="float" office:value="-4.53061224489796" calcext:value-type="float">
            <text:p>-4.53061224489796</text:p>
          </table:table-cell>
          <table:table-cell office:value-type="float" office:value="12.277384423157" calcext:value-type="float">
            <text:p>12.277384423157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6.00976806520722" calcext:value-type="float">
            <text:p>6.00976806520722</text:p>
          </table:table-cell>
          <table:table-cell office:value-type="float" office:value="-14.4843887126298" calcext:value-type="float">
            <text:p>-14.484388712629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1.65980322807551" calcext:value-type="float">
            <text:p>1.65980322807551</text:p>
          </table:table-cell>
          <table:table-cell office:value-type="float" office:value="-1.29871256632653" calcext:value-type="float">
            <text:p>-1.29871256632653</text:p>
          </table:table-cell>
          <table:table-cell office:value-type="float" office:value="4.46938775510204" calcext:value-type="float">
            <text:p>4.46938775510204</text:p>
          </table:table-cell>
          <table:table-cell office:value-type="float" office:value="11.7263640149938" calcext:value-type="float">
            <text:p>11.7263640149938</text:p>
          </table:table-cell>
          <table:table-cell office:value-type="float" office:value="-0.80275480710321" calcext:value-type="float">
            <text:p>-0.80275480710321</text:p>
          </table:table-cell>
          <table:table-cell office:value-type="float" office:value="-4.14774106309023" calcext:value-type="float">
            <text:p>-4.14774106309023</text:p>
          </table:table-cell>
          <table:table-cell office:value-type="float" office:value="-6.09476648762227" calcext:value-type="float">
            <text:p>-6.0947664876222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.76025834777551" calcext:value-type="float">
            <text:p>0.76025834777551</text:p>
          </table:table-cell>
          <table:table-cell office:value-type="float" office:value="0.233755386673469" calcext:value-type="float">
            <text:p>0.233755386673469</text:p>
          </table:table-cell>
          <table:table-cell office:value-type="float" office:value="-3.53061224489796" calcext:value-type="float">
            <text:p>-3.53061224489796</text:p>
          </table:table-cell>
          <table:table-cell office:value-type="float" office:value="4.21615993336109" calcext:value-type="float">
            <text:p>4.21615993336109</text:p>
          </table:table-cell>
          <table:table-cell office:value-type="float" office:value="2.33670431565018" calcext:value-type="float">
            <text:p>2.33670431565018</text:p>
          </table:table-cell>
          <table:table-cell office:value-type="float" office:value="-8.80991542741428" calcext:value-type="float">
            <text:p>-8.80991542741428</text:p>
          </table:table-cell>
          <table:table-cell office:value-type="float" office:value="13.1705477070123" calcext:value-type="float">
            <text:p>13.170547707012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1.30122162707551" calcext:value-type="float">
            <text:p>1.30122162707551</text:p>
          </table:table-cell>
          <table:table-cell office:value-type="float" office:value="-0.737729982126531" calcext:value-type="float">
            <text:p>-0.737729982126531</text:p>
          </table:table-cell>
          <table:table-cell office:value-type="float" office:value="3.46938775510204" calcext:value-type="float">
            <text:p>3.46938775510204</text:p>
          </table:table-cell>
          <table:table-cell office:value-type="float" office:value="3.78758850478969" calcext:value-type="float">
            <text:p>3.78758850478969</text:p>
          </table:table-cell>
          <table:table-cell office:value-type="float" office:value="-1.15877594466297" calcext:value-type="float">
            <text:p>-1.15877594466297</text:p>
          </table:table-cell>
          <table:table-cell office:value-type="float" office:value="-4.58016163119435" calcext:value-type="float">
            <text:p>-4.58016163119435</text:p>
          </table:table-cell>
          <table:table-cell office:value-type="float" office:value="-1.07033785237618" calcext:value-type="float">
            <text:p>-1.0703378523761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-0.16946823332449" calcext:value-type="float">
            <text:p>-0.16946823332449</text:p>
          </table:table-cell>
          <table:table-cell office:value-type="float" office:value="-0.0853713748265306" calcext:value-type="float">
            <text:p>-0.0853713748265306</text:p>
          </table:table-cell>
          <table:table-cell office:value-type="float" office:value="3.46938775510204" calcext:value-type="float">
            <text:p>3.46938775510204</text:p>
          </table:table-cell>
          <table:table-cell office:value-type="float" office:value="3.78758850478969" calcext:value-type="float">
            <text:p>3.78758850478969</text:p>
          </table:table-cell>
          <table:table-cell office:value-type="float" office:value="0.00638414210808214" calcext:value-type="float">
            <text:p>0.00638414210808214</text:p>
          </table:table-cell>
          <table:table-cell office:value-type="float" office:value="-0.537769493417231" calcext:value-type="float">
            <text:p>-0.537769493417231</text:p>
          </table:table-cell>
          <table:table-cell office:value-type="float" office:value="3.34280909851761" calcext:value-type="float">
            <text:p>3.3428090985176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0.13400203807551" calcext:value-type="float">
            <text:p>0.13400203807551</text:p>
          </table:table-cell>
          <table:table-cell office:value-type="float" office:value="-0.184157528226531" calcext:value-type="float">
            <text:p>-0.184157528226531</text:p>
          </table:table-cell>
          <table:table-cell office:value-type="float" office:value="-1.53061224489796" calcext:value-type="float">
            <text:p>-1.53061224489796</text:p>
          </table:table-cell>
          <table:table-cell office:value-type="float" office:value="-5.90628904623074" calcext:value-type="float">
            <text:p>-5.90628904623074</text:p>
          </table:table-cell>
          <table:table-cell office:value-type="float" office:value="-0.576195901277442" calcext:value-type="float">
            <text:p>-0.576195901277442</text:p>
          </table:table-cell>
          <table:table-cell office:value-type="float" office:value="0.322013944081426" calcext:value-type="float">
            <text:p>0.322013944081426</text:p>
          </table:table-cell>
          <table:table-cell office:value-type="float" office:value="6.7218081354541" calcext:value-type="float">
            <text:p>6.721808135454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-0.14843950982449" calcext:value-type="float">
            <text:p>-0.14843950982449</text:p>
          </table:table-cell>
          <table:table-cell office:value-type="float" office:value="-1.01954352272653" calcext:value-type="float">
            <text:p>-1.01954352272653</text:p>
          </table:table-cell>
          <table:table-cell office:value-type="float" office:value="2.46938775510204" calcext:value-type="float">
            <text:p>2.46938775510204</text:p>
          </table:table-cell>
          <table:table-cell office:value-type="float" office:value="-2.15118700541441" calcext:value-type="float">
            <text:p>-2.15118700541441</text:p>
          </table:table-cell>
          <table:table-cell office:value-type="float" office:value="1.46283425057189" calcext:value-type="float">
            <text:p>1.46283425057189</text:p>
          </table:table-cell>
          <table:table-cell office:value-type="float" office:value="3.05238642823225" calcext:value-type="float">
            <text:p>3.05238642823225</text:p>
          </table:table-cell>
          <table:table-cell office:value-type="float" office:value="0.171798564350717" calcext:value-type="float">
            <text:p>0.17179856435071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-0.18990325012449" calcext:value-type="float">
            <text:p>-0.18990325012449</text:p>
          </table:table-cell>
          <table:table-cell office:value-type="float" office:value="2.94035266937347" calcext:value-type="float">
            <text:p>2.94035266937347</text:p>
          </table:table-cell>
          <table:table-cell office:value-type="float" office:value="-2.53061224489796" calcext:value-type="float">
            <text:p>-2.53061224489796</text:p>
          </table:table-cell>
          <table:table-cell office:value-type="float" office:value="-1.84506455643482" calcext:value-type="float">
            <text:p>-1.84506455643482</text:p>
          </table:table-cell>
          <table:table-cell office:value-type="float" office:value="-0.576195901277442" calcext:value-type="float">
            <text:p>-0.576195901277442</text:p>
          </table:table-cell>
          <table:table-cell office:value-type="float" office:value="0.898209845358868" calcext:value-type="float">
            <text:p>0.898209845358868</text:p>
          </table:table-cell>
          <table:table-cell office:value-type="float" office:value="4.38174723026612" calcext:value-type="float">
            <text:p>4.3817472302661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0.0452098673755102" calcext:value-type="float">
            <text:p>0.0452098673755102</text:p>
          </table:table-cell>
          <table:table-cell office:value-type="float" office:value="1.04787654227347" calcext:value-type="float">
            <text:p>1.04787654227347</text:p>
          </table:table-cell>
          <table:table-cell office:value-type="float" office:value="4.46938775510204" calcext:value-type="float">
            <text:p>4.46938775510204</text:p>
          </table:table-cell>
          <table:table-cell office:value-type="float" office:value="11.7263640149938" calcext:value-type="float">
            <text:p>11.7263640149938</text:p>
          </table:table-cell>
          <table:table-cell office:value-type="float" office:value="1.38656481042455" calcext:value-type="float">
            <text:p>1.38656481042455</text:p>
          </table:table-cell>
          <table:table-cell office:value-type="float" office:value="5.63717722749302" calcext:value-type="float">
            <text:p>5.63717722749302</text:p>
          </table:table-cell>
          <table:table-cell office:value-type="float" office:value="19.5779922926752" calcext:value-type="float">
            <text:p>19.577992292675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0.10512162497551" calcext:value-type="float">
            <text:p>0.10512162497551</text:p>
          </table:table-cell>
          <table:table-cell office:value-type="float" office:value="-0.735970197626531" calcext:value-type="float">
            <text:p>-0.735970197626531</text:p>
          </table:table-cell>
          <table:table-cell office:value-type="float" office:value="-3.53061224489796" calcext:value-type="float">
            <text:p>-3.53061224489796</text:p>
          </table:table-cell>
          <table:table-cell office:value-type="float" office:value="4.21615993336109" calcext:value-type="float">
            <text:p>4.21615993336109</text:p>
          </table:table-cell>
          <table:table-cell office:value-type="float" office:value="0.0341343703876991" calcext:value-type="float">
            <text:p>0.0341343703876991</text:p>
          </table:table-cell>
          <table:table-cell office:value-type="float" office:value="-0.680433783936536" calcext:value-type="float">
            <text:p>-0.680433783936536</text:p>
          </table:table-cell>
          <table:table-cell office:value-type="float" office:value="3.46254456003522" calcext:value-type="float">
            <text:p>3.4625445600352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-1.11557372412449" calcext:value-type="float">
            <text:p>-1.11557372412449</text:p>
          </table:table-cell>
          <table:table-cell office:value-type="float" office:value="1.11055757467347" calcext:value-type="float">
            <text:p>1.11055757467347</text:p>
          </table:table-cell>
          <table:table-cell office:value-type="float" office:value="3.46938775510204" calcext:value-type="float">
            <text:p>3.46938775510204</text:p>
          </table:table-cell>
          <table:table-cell office:value-type="float" office:value="3.78758850478969" calcext:value-type="float">
            <text:p>3.78758850478969</text:p>
          </table:table-cell>
          <table:table-cell office:value-type="float" office:value="-0.576195901277442" calcext:value-type="float">
            <text:p>-0.576195901277442</text:p>
          </table:table-cell>
          <table:table-cell office:value-type="float" office:value="-2.55896556230578" calcext:value-type="float">
            <text:p>-2.55896556230578</text:p>
          </table:table-cell>
          <table:table-cell office:value-type="float" office:value="1.13623562307072" calcext:value-type="float">
            <text:p>1.1362356230707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1.42489123347551" calcext:value-type="float">
            <text:p>1.42489123347551</text:p>
          </table:table-cell>
          <table:table-cell office:value-type="float" office:value="-0.926126546326531" calcext:value-type="float">
            <text:p>-0.926126546326531</text:p>
          </table:table-cell>
          <table:table-cell office:value-type="float" office:value="2.46938775510204" calcext:value-type="float">
            <text:p>2.46938775510204</text:p>
          </table:table-cell>
          <table:table-cell office:value-type="float" office:value="-2.15118700541441" calcext:value-type="float">
            <text:p>-2.15118700541441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-4.14069369928289" calcext:value-type="float">
            <text:p>-4.14069369928289</text:p>
          </table:table-cell>
          <table:table-cell office:value-type="float" office:value="6.43799165907423" calcext:value-type="float">
            <text:p>6.4379916590742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-0.0326591863244898" calcext:value-type="float">
            <text:p>-0.0326591863244898</text:p>
          </table:table-cell>
          <table:table-cell office:value-type="float" office:value="0.838810402073469" calcext:value-type="float">
            <text:p>0.838810402073469</text:p>
          </table:table-cell>
          <table:table-cell office:value-type="float" office:value="2.46938775510204" calcext:value-type="float">
            <text:p>2.46938775510204</text:p>
          </table:table-cell>
          <table:table-cell office:value-type="float" office:value="-2.15118700541441" calcext:value-type="float">
            <text:p>-2.15118700541441</text:p>
          </table:table-cell>
          <table:table-cell office:value-type="float" office:value="-0.0976355263188734" calcext:value-type="float">
            <text:p>-0.0976355263188734</text:p>
          </table:table-cell>
          <table:table-cell office:value-type="float" office:value="-0.801018531028612" calcext:value-type="float">
            <text:p>-0.801018531028612</text:p>
          </table:table-cell>
          <table:table-cell office:value-type="float" office:value="3.52866087074005" calcext:value-type="float">
            <text:p>3.5286608707400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-0.15579362062449" calcext:value-type="float">
            <text:p>-0.15579362062449</text:p>
          </table:table-cell>
          <table:table-cell office:value-type="float" office:value="-0.142690298326531" calcext:value-type="float">
            <text:p>-0.142690298326531</text:p>
          </table:table-cell>
          <table:table-cell office:value-type="float" office:value="-0.530612244897959" calcext:value-type="float">
            <text:p>-0.530612244897959</text:p>
          </table:table-cell>
          <table:table-cell office:value-type="float" office:value="-7.96751353602666" calcext:value-type="float">
            <text:p>-7.96751353602666</text:p>
          </table:table-cell>
          <table:table-cell office:value-type="float" office:value="0.297674163800844" calcext:value-type="float">
            <text:p>0.297674163800844</text:p>
          </table:table-cell>
          <table:table-cell office:value-type="float" office:value="-0.717868114176331" calcext:value-type="float">
            <text:p>-0.717868114176331</text:p>
          </table:table-cell>
          <table:table-cell office:value-type="float" office:value="0.946905665847452" calcext:value-type="float">
            <text:p>0.94690566584745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-0.79059105102449" calcext:value-type="float">
            <text:p>-0.79059105102449</text:p>
          </table:table-cell>
          <table:table-cell office:value-type="float" office:value="-0.0897233809265306" calcext:value-type="float">
            <text:p>-0.0897233809265306</text:p>
          </table:table-cell>
          <table:table-cell office:value-type="float" office:value="-2.53061224489796" calcext:value-type="float">
            <text:p>-2.53061224489796</text:p>
          </table:table-cell>
          <table:table-cell office:value-type="float" office:value="-1.84506455643482" calcext:value-type="float">
            <text:p>-1.84506455643482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3.10963613249576" calcext:value-type="float">
            <text:p>3.10963613249576</text:p>
          </table:table-cell>
          <table:table-cell office:value-type="float" office:value="5.99409391427146" calcext:value-type="float">
            <text:p>5.9940939142714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1.35785769107551" calcext:value-type="float">
            <text:p>1.35785769107551</text:p>
          </table:table-cell>
          <table:table-cell office:value-type="float" office:value="-1.12300003282653" calcext:value-type="float">
            <text:p>-1.12300003282653</text:p>
          </table:table-cell>
          <table:table-cell office:value-type="float" office:value="4.46938775510204" calcext:value-type="float">
            <text:p>4.46938775510204</text:p>
          </table:table-cell>
          <table:table-cell office:value-type="float" office:value="11.7263640149938" calcext:value-type="float">
            <text:p>11.7263640149938</text:p>
          </table:table-cell>
          <table:table-cell office:value-type="float" office:value="0.512694745346267" calcext:value-type="float">
            <text:p>0.512694745346267</text:p>
          </table:table-cell>
          <table:table-cell office:value-type="float" office:value="1.73151305908192" calcext:value-type="float">
            <text:p>1.73151305908192</text:p>
          </table:table-cell>
          <table:table-cell office:value-type="float" office:value="9.33067380776096" calcext:value-type="float">
            <text:p>9.330673807760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-1.27047124752449" calcext:value-type="float">
            <text:p>-1.27047124752449</text:p>
          </table:table-cell>
          <table:table-cell office:value-type="float" office:value="-0.294977751126531" calcext:value-type="float">
            <text:p>-0.294977751126531</text:p>
          </table:table-cell>
          <table:table-cell office:value-type="float" office:value="-0.530612244897959" calcext:value-type="float">
            <text:p>-0.530612244897959</text:p>
          </table:table-cell>
          <table:table-cell office:value-type="float" office:value="-7.96751353602666" calcext:value-type="float">
            <text:p>-7.96751353602666</text:p>
          </table:table-cell>
          <table:table-cell office:value-type="float" office:value="-0.867485922970203" calcext:value-type="float">
            <text:p>-0.867485922970203</text:p>
          </table:table-cell>
          <table:table-cell office:value-type="float" office:value="-0.0996199048692454" calcext:value-type="float">
            <text:p>-0.0996199048692454</text:p>
          </table:table-cell>
          <table:table-cell office:value-type="float" office:value="10.2303344288338" calcext:value-type="float">
            <text:p>10.230334428833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-1.11464006042449" calcext:value-type="float">
            <text:p>-1.11464006042449</text:p>
          </table:table-cell>
          <table:table-cell office:value-type="float" office:value="-0.243807628126531" calcext:value-type="float">
            <text:p>-0.243807628126531</text:p>
          </table:table-cell>
          <table:table-cell office:value-type="float" office:value="-2.53061224489796" calcext:value-type="float">
            <text:p>-2.53061224489796</text:p>
          </table:table-cell>
          <table:table-cell office:value-type="float" office:value="-1.84506455643482" calcext:value-type="float">
            <text:p>-1.84506455643482</text:p>
          </table:table-cell>
          <table:table-cell office:value-type="float" office:value="-1.15877594466297" calcext:value-type="float">
            <text:p>-1.15877594466297</text:p>
          </table:table-cell>
          <table:table-cell office:value-type="float" office:value="2.37249403678347" calcext:value-type="float">
            <text:p>2.37249403678347</text:p>
          </table:table-cell>
          <table:table-cell office:value-type="float" office:value="5.45664501960302" calcext:value-type="float">
            <text:p>5.4566450196030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-1.70454864402449" calcext:value-type="float">
            <text:p>-1.70454864402449</text:p>
          </table:table-cell>
          <table:table-cell office:value-type="float" office:value="1.68994138527347" calcext:value-type="float">
            <text:p>1.68994138527347</text:p>
          </table:table-cell>
          <table:table-cell office:value-type="float" office:value="-4.53061224489796" calcext:value-type="float">
            <text:p>-4.53061224489796</text:p>
          </table:table-cell>
          <table:table-cell office:value-type="float" office:value="12.277384423157" calcext:value-type="float">
            <text:p>12.277384423157</text:p>
          </table:table-cell>
          <table:table-cell office:value-type="float" office:value="-1.15877594466297" calcext:value-type="float">
            <text:p>-1.15877594466297</text:p>
          </table:table-cell>
          <table:table-cell office:value-type="float" office:value="4.69004592610941" calcext:value-type="float">
            <text:p>4.69004592610941</text:p>
          </table:table-cell>
          <table:table-cell office:value-type="float" office:value="-10.9081091376781" calcext:value-type="float">
            <text:p>-10.908109137678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float" office:value="-0.31526744542449" calcext:value-type="float">
            <text:p>-0.31526744542449</text:p>
          </table:table-cell>
          <table:table-cell office:value-type="float" office:value="1.20618707457347" calcext:value-type="float">
            <text:p>1.20618707457347</text:p>
          </table:table-cell>
          <table:table-cell office:value-type="float" office:value="-2.53061224489796" calcext:value-type="float">
            <text:p>-2.53061224489796</text:p>
          </table:table-cell>
          <table:table-cell office:value-type="float" office:value="-1.84506455643482" calcext:value-type="float">
            <text:p>-1.84506455643482</text:p>
          </table:table-cell>
          <table:table-cell office:value-type="float" office:value="0.00638414210808214" calcext:value-type="float">
            <text:p>0.00638414210808214</text:p>
          </table:table-cell>
          <table:table-cell office:value-type="float" office:value="-0.576074346065724" calcext:value-type="float">
            <text:p>-0.576074346065724</text:p>
          </table:table-cell>
          <table:table-cell office:value-type="float" office:value="3.30684944092923" calcext:value-type="float">
            <text:p>3.3068494409292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-0.54000060052449" calcext:value-type="float">
            <text:p>-0.54000060052449</text:p>
          </table:table-cell>
          <table:table-cell office:value-type="float" office:value="-0.206425675826531" calcext:value-type="float">
            <text:p>-0.206425675826531</text:p>
          </table:table-cell>
          <table:table-cell office:value-type="float" office:value="4.46938775510204" calcext:value-type="float">
            <text:p>4.46938775510204</text:p>
          </table:table-cell>
          <table:table-cell office:value-type="float" office:value="11.7263640149938" calcext:value-type="float">
            <text:p>11.7263640149938</text:p>
          </table:table-cell>
          <table:table-cell office:value-type="float" office:value="0.935754663745602" calcext:value-type="float">
            <text:p>0.935754663745602</text:p>
          </table:table-cell>
          <table:table-cell office:value-type="float" office:value="3.62233187805038" calcext:value-type="float">
            <text:p>3.62233187805038</text:p>
          </table:table-cell>
          <table:table-cell office:value-type="float" office:value="14.2916284110651" calcext:value-type="float">
            <text:p>14.291628411065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-0.66170024372449" calcext:value-type="float">
            <text:p>-0.66170024372449</text:p>
          </table:table-cell>
          <table:table-cell office:value-type="float" office:value="-0.281963048926531" calcext:value-type="float">
            <text:p>-0.281963048926531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-8.02873802582258" calcext:value-type="float">
            <text:p>-8.02873802582258</text:p>
          </table:table-cell>
          <table:table-cell office:value-type="float" office:value="2.71124502235726" calcext:value-type="float">
            <text:p>2.71124502235726</text:p>
          </table:table-cell>
          <table:table-cell office:value-type="float" office:value="0.712706656702014" calcext:value-type="float">
            <text:p>0.712706656702014</text:p>
          </table:table-cell>
          <table:table-cell office:value-type="float" office:value="-18.4492474130658" calcext:value-type="float">
            <text:p>-18.4492474130658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" calcext:value-type="float">
            <text:p>1</text:p>
          </table:table-cell>
          <table:table-cell office:value-type="float" office:value="0.66075843907551" calcext:value-type="float">
            <text:p>0.66075843907551</text:p>
          </table:table-cell>
          <table:table-cell office:value-type="float" office:value="-0.151150056026531" calcext:value-type="float">
            <text:p>-0.151150056026531</text:p>
          </table:table-cell>
          <table:table-cell office:value-type="float" office:value="1.46938775510204" calcext:value-type="float">
            <text:p>1.46938775510204</text:p>
          </table:table-cell>
          <table:table-cell office:value-type="float" office:value="-6.0899625156185" calcext:value-type="float">
            <text:p>-6.0899625156185</text:p>
          </table:table-cell>
          <table:table-cell office:value-type="float" office:value="-0.867485922970203" calcext:value-type="float">
            <text:p>-0.867485922970203</text:p>
          </table:table-cell>
          <table:table-cell office:value-type="float" office:value="-1.83459175080965" calcext:value-type="float">
            <text:p>-1.83459175080965</text:p>
          </table:table-cell>
          <table:table-cell office:value-type="float" office:value="8.60158534897135" calcext:value-type="float">
            <text:p>8.6015853489713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office:value-type="float" office:value="-1.46181216862449" calcext:value-type="float">
            <text:p>-1.46181216862449</text:p>
          </table:table-cell>
          <table:table-cell office:value-type="float" office:value="2.68934628417347" calcext:value-type="float">
            <text:p>2.68934628417347</text:p>
          </table:table-cell>
          <table:table-cell office:value-type="float" office:value="4.46938775510204" calcext:value-type="float">
            <text:p>4.46938775510204</text:p>
          </table:table-cell>
          <table:table-cell office:value-type="float" office:value="11.7263640149938" calcext:value-type="float">
            <text:p>11.7263640149938</text:p>
          </table:table-cell>
          <table:table-cell office:value-type="float" office:value="-0.0976355263188734" calcext:value-type="float">
            <text:p>-0.0976355263188734</text:p>
          </table:table-cell>
          <table:table-cell office:value-type="float" office:value="-0.996289583666358" calcext:value-type="float">
            <text:p>-0.996289583666358</text:p>
          </table:table-cell>
          <table:table-cell office:value-type="float" office:value="2.17371887284548" calcext:value-type="float">
            <text:p>2.1737188728454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" calcext:value-type="float">
            <text:p>1</text:p>
          </table:table-cell>
          <table:table-cell office:value-type="float" office:value="-0.49736100912449" calcext:value-type="float">
            <text:p>-0.49736100912449</text:p>
          </table:table-cell>
          <table:table-cell office:value-type="float" office:value="0.837475212773469" calcext:value-type="float">
            <text:p>0.837475212773469</text:p>
          </table:table-cell>
          <table:table-cell office:value-type="float" office:value="-1.53061224489796" calcext:value-type="float">
            <text:p>-1.53061224489796</text:p>
          </table:table-cell>
          <table:table-cell office:value-type="float" office:value="-5.90628904623074" calcext:value-type="float">
            <text:p>-5.90628904623074</text:p>
          </table:table-cell>
          <table:table-cell office:value-type="float" office:value="0.168211932066856" calcext:value-type="float">
            <text:p>0.168211932066856</text:p>
          </table:table-cell>
          <table:table-cell office:value-type="float" office:value="-0.817385800833316" calcext:value-type="float">
            <text:p>-0.817385800833316</text:p>
          </table:table-cell>
          <table:table-cell office:value-type="float" office:value="2.32512030344431" calcext:value-type="float">
            <text:p>2.32512030344431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  <table:table-cell office:value-type="float" office:value="-0.45150598642449" calcext:value-type="float">
            <text:p>-0.45150598642449</text:p>
          </table:table-cell>
          <table:table-cell office:value-type="float" office:value="-0.748348577826531" calcext:value-type="float">
            <text:p>-0.748348577826531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-8.02873802582258" calcext:value-type="float">
            <text:p>-8.02873802582258</text:p>
          </table:table-cell>
          <table:table-cell office:value-type="float" office:value="5.50633783161039" calcext:value-type="float">
            <text:p>5.50633783161039</text:p>
          </table:table-cell>
          <table:table-cell office:value-type="float" office:value="2.0246889957392" calcext:value-type="float">
            <text:p>2.0246889957392</text:p>
          </table:table-cell>
          <table:table-cell office:value-type="float" office:value="-40.8903153364197" calcext:value-type="float">
            <text:p>-40.8903153364197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" calcext:value-type="float">
            <text:p>1</text:p>
          </table:table-cell>
          <table:table-cell office:value-type="float" office:value="0.75352617697551" calcext:value-type="float">
            <text:p>0.75352617697551</text:p>
          </table:table-cell>
          <table:table-cell office:value-type="float" office:value="-0.153642665126531" calcext:value-type="float">
            <text:p>-0.153642665126531</text:p>
          </table:table-cell>
          <table:table-cell office:value-type="float" office:value="-3.53061224489796" calcext:value-type="float">
            <text:p>-3.53061224489796</text:p>
          </table:table-cell>
          <table:table-cell office:value-type="float" office:value="4.21615993336109" calcext:value-type="float">
            <text:p>4.21615993336109</text:p>
          </table:table-cell>
          <table:table-cell office:value-type="float" office:value="-0.548445672997825" calcext:value-type="float">
            <text:p>-0.548445672997825</text:p>
          </table:table-cell>
          <table:table-cell office:value-type="float" office:value="1.37643045087358" calcext:value-type="float">
            <text:p>1.37643045087358</text:p>
          </table:table-cell>
          <table:table-cell office:value-type="float" office:value="1.00629392313741" calcext:value-type="float">
            <text:p>1.00629392313741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" calcext:value-type="float">
            <text:p>1</text:p>
          </table:table-cell>
          <table:table-cell office:value-type="float" office:value="0.78455111337551" calcext:value-type="float">
            <text:p>0.78455111337551</text:p>
          </table:table-cell>
          <table:table-cell office:value-type="float" office:value="0.757208319173469" calcext:value-type="float">
            <text:p>0.757208319173469</text:p>
          </table:table-cell>
          <table:table-cell office:value-type="float" office:value="-2.53061224489796" calcext:value-type="float">
            <text:p>-2.53061224489796</text:p>
          </table:table-cell>
          <table:table-cell office:value-type="float" office:value="-1.84506455643482" calcext:value-type="float">
            <text:p>-1.84506455643482</text:p>
          </table:table-cell>
          <table:table-cell office:value-type="float" office:value="-1.15877594466297" calcext:value-type="float">
            <text:p>-1.15877594466297</text:p>
          </table:table-cell>
          <table:table-cell office:value-type="float" office:value="2.37249403678347" calcext:value-type="float">
            <text:p>2.37249403678347</text:p>
          </table:table-cell>
          <table:table-cell office:value-type="float" office:value="5.45664501960302" calcext:value-type="float">
            <text:p>5.4566450196030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" calcext:value-type="float">
            <text:p>1</text:p>
          </table:table-cell>
          <table:table-cell office:value-type="float" office:value="1.56017667277551" calcext:value-type="float">
            <text:p>1.56017667277551</text:p>
          </table:table-cell>
          <table:table-cell office:value-type="float" office:value="-1.41844738822653" calcext:value-type="float">
            <text:p>-1.41844738822653</text:p>
          </table:table-cell>
          <table:table-cell office:value-type="float" office:value="-4.53061224489796" calcext:value-type="float">
            <text:p>-4.53061224489796</text:p>
          </table:table-cell>
          <table:table-cell office:value-type="float" office:value="12.277384423157" calcext:value-type="float">
            <text:p>12.277384423157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6.00976806520722" calcext:value-type="float">
            <text:p>6.00976806520722</text:p>
          </table:table-cell>
          <table:table-cell office:value-type="float" office:value="-14.4843887126298" calcext:value-type="float">
            <text:p>-14.4843887126298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" calcext:value-type="float">
            <text:p>1</text:p>
          </table:table-cell>
          <table:table-cell office:value-type="float" office:value="0.37034984817551" calcext:value-type="float">
            <text:p>0.37034984817551</text:p>
          </table:table-cell>
          <table:table-cell office:value-type="float" office:value="-1.34042331412653" calcext:value-type="float">
            <text:p>-1.34042331412653</text:p>
          </table:table-cell>
          <table:table-cell office:value-type="float" office:value="3.46938775510204" calcext:value-type="float">
            <text:p>3.46938775510204</text:p>
          </table:table-cell>
          <table:table-cell office:value-type="float" office:value="3.78758850478969" calcext:value-type="float">
            <text:p>3.78758850478969</text:p>
          </table:table-cell>
          <table:table-cell office:value-type="float" office:value="-1.15877594466297" calcext:value-type="float">
            <text:p>-1.15877594466297</text:p>
          </table:table-cell>
          <table:table-cell office:value-type="float" office:value="-4.58016163119435" calcext:value-type="float">
            <text:p>-4.58016163119435</text:p>
          </table:table-cell>
          <table:table-cell office:value-type="float" office:value="-1.07033785237618" calcext:value-type="float">
            <text:p>-1.0703378523761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" calcext:value-type="float">
            <text:p>1</text:p>
          </table:table-cell>
          <table:table-cell office:value-type="float" office:value="-1.34197700092449" calcext:value-type="float">
            <text:p>-1.34197700092449</text:p>
          </table:table-cell>
          <table:table-cell office:value-type="float" office:value="1.29806219857347" calcext:value-type="float">
            <text:p>1.29806219857347</text:p>
          </table:table-cell>
          <table:table-cell office:value-type="float" office:value="-4.53061224489796" calcext:value-type="float">
            <text:p>-4.53061224489796</text:p>
          </table:table-cell>
          <table:table-cell office:value-type="float" office:value="12.277384423157" calcext:value-type="float">
            <text:p>12.277384423157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6.00976806520722" calcext:value-type="float">
            <text:p>6.00976806520722</text:p>
          </table:table-cell>
          <table:table-cell office:value-type="float" office:value="-14.4843887126298" calcext:value-type="float">
            <text:p>-14.4843887126298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" calcext:value-type="float">
            <text:p>1</text:p>
          </table:table-cell>
          <table:table-cell office:value-type="float" office:value="0.14859288967551" calcext:value-type="float">
            <text:p>0.14859288967551</text:p>
          </table:table-cell>
          <table:table-cell office:value-type="float" office:value="0.532024230873469" calcext:value-type="float">
            <text:p>0.532024230873469</text:p>
          </table:table-cell>
          <table:table-cell office:value-type="float" office:value="-3.53061224489796" calcext:value-type="float">
            <text:p>-3.53061224489796</text:p>
          </table:table-cell>
          <table:table-cell office:value-type="float" office:value="4.21615993336109" calcext:value-type="float">
            <text:p>4.21615993336109</text:p>
          </table:table-cell>
          <table:table-cell office:value-type="float" office:value="0.48494451706665" calcext:value-type="float">
            <text:p>0.48494451706665</text:p>
          </table:table-cell>
          <table:table-cell office:value-type="float" office:value="-2.27206960792549" calcext:value-type="float">
            <text:p>-2.27206960792549</text:p>
          </table:table-cell>
          <table:table-cell office:value-type="float" office:value="5.36323223801565" calcext:value-type="float">
            <text:p>5.3632322380156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" calcext:value-type="float">
            <text:p>1</text:p>
          </table:table-cell>
          <table:table-cell office:value-type="float" office:value="0.37419985047551" calcext:value-type="float">
            <text:p>0.37419985047551</text:p>
          </table:table-cell>
          <table:table-cell office:value-type="float" office:value="-0.729764628326531" calcext:value-type="float">
            <text:p>-0.729764628326531</text:p>
          </table:table-cell>
          <table:table-cell office:value-type="float" office:value="-0.530612244897959" calcext:value-type="float">
            <text:p>-0.530612244897959</text:p>
          </table:table-cell>
          <table:table-cell office:value-type="float" office:value="-7.96751353602666" calcext:value-type="float">
            <text:p>-7.96751353602666</text:p>
          </table:table-cell>
          <table:table-cell office:value-type="float" office:value="-0.0421350695841674" calcext:value-type="float">
            <text:p>-0.0421350695841674</text:p>
          </table:table-cell>
          <table:table-cell office:value-type="float" office:value="-0.537561174012856" calcext:value-type="float">
            <text:p>-0.537561174012856</text:p>
          </table:table-cell>
          <table:table-cell office:value-type="float" office:value="3.65434033250937" calcext:value-type="float">
            <text:p>3.6543403325093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" calcext:value-type="float">
            <text:p>1</text:p>
          </table:table-cell>
          <table:table-cell office:value-type="float" office:value="-0.90900341952449" calcext:value-type="float">
            <text:p>-0.90900341952449</text:p>
          </table:table-cell>
          <table:table-cell office:value-type="float" office:value="0.0272330568734694" calcext:value-type="float">
            <text:p>0.0272330568734694</text:p>
          </table:table-cell>
          <table:table-cell office:value-type="float" office:value="3.46938775510204" calcext:value-type="float">
            <text:p>3.46938775510204</text:p>
          </table:table-cell>
          <table:table-cell office:value-type="float" office:value="3.78758850478969" calcext:value-type="float">
            <text:p>3.78758850478969</text:p>
          </table:table-cell>
          <table:table-cell office:value-type="float" office:value="-0.680215569704397" calcext:value-type="float">
            <text:p>-0.680215569704397</text:p>
          </table:table-cell>
          <table:table-cell office:value-type="float" office:value="-2.91985012623604" calcext:value-type="float">
            <text:p>-2.91985012623604</text:p>
          </table:table-cell>
          <table:table-cell office:value-type="float" office:value="0.74225192266475" calcext:value-type="float">
            <text:p>0.74225192266475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" calcext:value-type="float">
            <text:p>1</text:p>
          </table:table-cell>
          <table:table-cell office:value-type="float" office:value="1.12054712437551" calcext:value-type="float">
            <text:p>1.12054712437551</text:p>
          </table:table-cell>
          <table:table-cell office:value-type="float" office:value="-0.425200428126531" calcext:value-type="float">
            <text:p>-0.425200428126531</text:p>
          </table:table-cell>
          <table:table-cell office:value-type="float" office:value="1.46938775510204" calcext:value-type="float">
            <text:p>1.46938775510204</text:p>
          </table:table-cell>
          <table:table-cell office:value-type="float" office:value="-6.0899625156185" calcext:value-type="float">
            <text:p>-6.0899625156185</text:p>
          </table:table-cell>
          <table:table-cell office:value-type="float" office:value="-0.576195901277442" calcext:value-type="float">
            <text:p>-0.576195901277442</text:p>
          </table:table-cell>
          <table:table-cell office:value-type="float" office:value="-1.4065737597509" calcext:value-type="float">
            <text:p>-1.4065737597509</text:p>
          </table:table-cell>
          <table:table-cell office:value-type="float" office:value="6.82764003568873" calcext:value-type="float">
            <text:p>6.8276400356887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0.38471496747551" calcext:value-type="float">
            <text:p>0.38471496747551</text:p>
          </table:table-cell>
          <table:table-cell office:value-type="float" office:value="-0.227490922526531" calcext:value-type="float">
            <text:p>-0.227490922526531</text:p>
          </table:table-cell>
          <table:table-cell office:value-type="float" office:value="-3.53061224489796" calcext:value-type="float">
            <text:p>-3.53061224489796</text:p>
          </table:table-cell>
          <table:table-cell office:value-type="float" office:value="4.21615993336109" calcext:value-type="float">
            <text:p>4.21615993336109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4.55970209885149" calcext:value-type="float">
            <text:p>4.55970209885149</text:p>
          </table:table-cell>
          <table:table-cell office:value-type="float" office:value="-2.79508143282346" calcext:value-type="float">
            <text:p>-2.79508143282346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1" calcext:value-type="float">
            <text:p>1</text:p>
          </table:table-cell>
          <table:table-cell office:value-type="float" office:value="-1.61099413722449" calcext:value-type="float">
            <text:p>-1.61099413722449</text:p>
          </table:table-cell>
          <table:table-cell office:value-type="float" office:value="1.79662560727347" calcext:value-type="float">
            <text:p>1.79662560727347</text:p>
          </table:table-cell>
          <table:table-cell office:value-type="float" office:value="-1.53061224489796" calcext:value-type="float">
            <text:p>-1.53061224489796</text:p>
          </table:table-cell>
          <table:table-cell office:value-type="float" office:value="-5.90628904623074" calcext:value-type="float">
            <text:p>-5.90628904623074</text:p>
          </table:table-cell>
          <table:table-cell office:value-type="float" office:value="1.73335528885202" calcext:value-type="float">
            <text:p>1.73335528885202</text:p>
          </table:table-cell>
          <table:table-cell office:value-type="float" office:value="-3.21301338774939" calcext:value-type="float">
            <text:p>-3.21301338774939</text:p>
          </table:table-cell>
          <table:table-cell office:value-type="float" office:value="-6.91906876051671" calcext:value-type="float">
            <text:p>-6.91906876051671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" calcext:value-type="float">
            <text:p>1</text:p>
          </table:table-cell>
          <table:table-cell office:value-type="float" office:value="0.89442878817551" calcext:value-type="float">
            <text:p>0.89442878817551</text:p>
          </table:table-cell>
          <table:table-cell office:value-type="float" office:value="-1.88243070862653" calcext:value-type="float">
            <text:p>-1.88243070862653</text:p>
          </table:table-cell>
          <table:table-cell office:value-type="float" office:value="-3.53061224489796" calcext:value-type="float">
            <text:p>-3.53061224489796</text:p>
          </table:table-cell>
          <table:table-cell office:value-type="float" office:value="4.21615993336109" calcext:value-type="float">
            <text:p>4.21615993336109</text:p>
          </table:table-cell>
          <table:table-cell office:value-type="float" office:value="-1.45006596635573" calcext:value-type="float">
            <text:p>-1.45006596635573</text:p>
          </table:table-cell>
          <table:table-cell office:value-type="float" office:value="4.55970209885149" calcext:value-type="float">
            <text:p>4.55970209885149</text:p>
          </table:table-cell>
          <table:table-cell office:value-type="float" office:value="-2.79508143282346" calcext:value-type="float">
            <text:p>-2.79508143282346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1" calcext:value-type="float">
            <text:p>1</text:p>
          </table:table-cell>
          <table:table-cell office:value-type="float" office:value="-1.64878619992449" calcext:value-type="float">
            <text:p>-1.64878619992449</text:p>
          </table:table-cell>
          <table:table-cell office:value-type="float" office:value="-0.231135862026531" calcext:value-type="float">
            <text:p>-0.231135862026531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-8.02873802582258" calcext:value-type="float">
            <text:p>-8.02873802582258</text:p>
          </table:table-cell>
          <table:table-cell office:value-type="float" office:value="4.95150801685543" calcext:value-type="float">
            <text:p>4.95150801685543</text:p>
          </table:table-cell>
          <table:table-cell office:value-type="float" office:value="1.76425867452769" calcext:value-type="float">
            <text:p>1.76425867452769</text:p>
          </table:table-cell>
          <table:table-cell office:value-type="float" office:value="-36.4357321048364" calcext:value-type="float">
            <text:p>-36.4357321048364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" calcext:value-type="float">
            <text:p>1</text:p>
          </table:table-cell>
          <table:table-cell office:value-type="float" office:value="-2.20844397832449" calcext:value-type="float">
            <text:p>-2.20844397832449</text:p>
          </table:table-cell>
          <table:table-cell office:value-type="float" office:value="1.05550912267347" calcext:value-type="float">
            <text:p>1.05550912267347</text:p>
          </table:table-cell>
          <table:table-cell office:value-type="float" office:value="1.46938775510204" calcext:value-type="float">
            <text:p>1.46938775510204</text:p>
          </table:table-cell>
          <table:table-cell office:value-type="float" office:value="-6.0899625156185" calcext:value-type="float">
            <text:p>-6.0899625156185</text:p>
          </table:table-cell>
          <table:table-cell office:value-type="float" office:value="0.00638414210808214" calcext:value-type="float">
            <text:p>0.00638414210808214</text:p>
          </table:table-cell>
          <table:table-cell office:value-type="float" office:value="-0.550537777633396" calcext:value-type="float">
            <text:p>-0.550537777633396</text:p>
          </table:table-cell>
          <table:table-cell office:value-type="float" office:value="3.27974940912349" calcext:value-type="float">
            <text:p>3.27974940912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0:00:51.099495672</meta:creation-date>
    <dc:date>2023-07-13T10:02:03.028652157</dc:date>
    <meta:editing-duration>PT1M12S</meta:editing-duration>
    <meta:editing-cycles>1</meta:editing-cycles>
    <meta:document-statistic meta:table-count="1" meta:cell-count="432" meta:object-count="0"/>
    <meta:generator>LibreOffice/7.3.7.2$Linux_X86_64 LibreOffice_project/30$Build-2</meta:generator>
  </office:meta>
</office:document-meta>
</file>